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2cm" svg:stroke-color="#cccc00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2cm" svg:stroke-color="#00dcff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svg:stroke-color="#00cccc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1cm" svg:stroke-color="#000000" draw:marker-start-width="0.05cm" draw:marker-end-width="0.0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2cm" svg:stroke-color="#000000" draw:marker-start-width="0.35cm" draw:marker-end-width="0.35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ff0000" draw:marker-start-width="0.35cm" draw:marker-end-width="0.35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ff0000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ffff00" draw:fill="none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svg:stroke-width="0.2cm" svg:stroke-color="#008000" draw:fill="none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svg:stroke-width="0.1cm" svg:stroke-color="#000000" draw:marker-start-width="0cm" draw:marker-end-width="0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2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55cm" fo:min-width="1.135cm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1cm" draw:marker-start-width="0cm" draw:marker-end-width="0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383cm" fo:min-width="1.633cm" fo:padding-top="0.225cm" fo:padding-bottom="0.225cm" fo:padding-left="0.35cm" fo:padding-right="0.35cm"/>
    </style:style>
    <style:style style:name="gr15" style:family="graphic" style:parent-style-name="standard">
      <style:graphic-properties svg:stroke-width="0.1cm" svg:stroke-color="#000000" draw:marker-start-width="0.05cm" draw:marker-end-width="0.0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6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76cm" fo:min-width="1.212cm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2cm" svg:stroke-color="#2300dc" draw:fill="none" draw:textarea-vertical-align="middle" fo:padding-top="0.225cm" fo:padding-bottom="0.225cm" fo:padding-left="0.35cm" fo:padding-right="0.35cm"/>
    </style:style>
    <style:style style:name="gr18" style:family="graphic" style:parent-style-name="objectwithoutfill">
      <style:graphic-properties draw:stroke="dash" draw:stroke-dash="Fine_20_Dashed_20__28_var_29_" svg:stroke-width="0.2cm" svg:stroke-color="#0000ff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svg:stroke-width="0.1cm" svg:stroke-color="#000000" draw:marker-start-width="0.05cm" draw:marker-end-width="0.0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20" style:family="graphic" style:parent-style-name="objectwithoutfill">
      <style:graphic-properties svg:stroke-width="0.2cm" svg:stroke-color="#000000" draw:fill="none" draw:textarea-vertical-align="middle" fo:padding-top="0.225cm" fo:padding-bottom="0.225cm" fo:padding-left="0.35cm" fo:padding-right="0.35cm"/>
    </style:style>
    <style:style style:name="gr21" style:family="graphic" style:parent-style-name="objectwithoutfill">
      <style:graphic-properties svg:stroke-width="0.2cm" svg:stroke-color="#94006b" draw:fill="none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svg:stroke-width="0.2cm" svg:stroke-color="#000000" draw:opacity="0%" draw:textarea-horizontal-align="justify" draw:textarea-vertical-align="middle" draw:auto-grow-height="false" fo:padding-top="0.225cm" fo:padding-bottom="0.225cm" fo:padding-left="2.35cm" fo:padding-right="0.35cm" draw:shadow-opacity="0%"/>
    </style:style>
    <style:style style:name="gr23" style:family="graphic" style:parent-style-name="objectwithoutfill">
      <style:graphic-properties svg:stroke-width="0.2cm" svg:stroke-color="#00cccc" draw:marker-start="Arrow_20_concave" draw:marker-start-width="0.6cm" draw:marker-end="" draw:fill="none" draw:textarea-vertical-align="middle" fo:padding-top="0.225cm" fo:padding-bottom="0.225cm" fo:padding-left="0.35cm" fo:padding-right="0.35cm"/>
    </style:style>
    <style:style style:name="gr24" style:family="graphic" style:parent-style-name="objectwithoutfill">
      <style:graphic-properties svg:stroke-width="0.2cm" svg:stroke-color="#cccc00" draw:marker-start="Arrow_20_concave" draw:marker-start-width="0.6cm" draw:marker-end="" draw:fill="none" draw:textarea-vertical-align="middle" fo:padding-top="0.225cm" fo:padding-bottom="0.225cm" fo:padding-left="0.35cm" fo:padding-right="0.35cm"/>
    </style:style>
    <style:style style:name="gr25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666cm" svg:y1="12.166cm" svg:x2="9.666cm" svg:y2="11cm">
            <text:p/>
          </draw:line>
          <draw:line draw:style-name="gr2" draw:text-style-name="P1" draw:layer="layout" svg:x1="10.333cm" svg:y1="12.166cm" svg:x2="10.333cm" svg:y2="11cm">
            <text:p/>
          </draw:line>
          <draw:line draw:style-name="gr1" draw:text-style-name="P1" draw:layer="layout" svg:x1="9.5cm" svg:y1="7.833cm" svg:x2="9.5cm" svg:y2="6.5cm">
            <text:p/>
          </draw:line>
          <draw:line draw:style-name="gr3" draw:text-style-name="P1" draw:layer="layout" svg:x1="10.333cm" svg:y1="7.833cm" svg:x2="10.333cm" svg:y2="6.5cm">
            <text:p/>
          </draw:line>
          <draw:g>
            <draw:line draw:style-name="gr4" draw:text-style-name="P1" draw:layer="layout" svg:x1="17.5cm" svg:y1="12.5cm" svg:x2="17.5cm" svg:y2="10.167cm">
              <text:p/>
            </draw:line>
            <draw:line draw:style-name="gr4" draw:text-style-name="P1" draw:layer="layout" svg:x1="17.5cm" svg:y1="11.833cm" svg:x2="17cm" svg:y2="10.833cm">
              <text:p/>
            </draw:line>
            <draw:line draw:style-name="gr5" draw:text-style-name="P1" draw:layer="layout" svg:x1="17.5cm" svg:y1="11.833cm" svg:x2="18cm" svg:y2="10.833cm">
              <text:p/>
            </draw:line>
            <draw:line draw:style-name="gr6" draw:text-style-name="P1" draw:layer="layout" svg:x1="4.833cm" svg:y1="14.167cm" svg:x2="8.833cm" svg:y2="14.167cm">
              <text:p/>
            </draw:line>
            <draw:line draw:style-name="gr6" draw:text-style-name="P1" draw:layer="layout" svg:x1="11.333cm" svg:y1="14.167cm" svg:x2="15.5cm" svg:y2="14.167cm">
              <text:p/>
            </draw:line>
            <draw:line draw:style-name="gr7" draw:text-style-name="P1" draw:layer="layout" svg:x1="4.833cm" svg:y1="13.833cm" svg:x2="8.833cm" svg:y2="13.833cm">
              <text:p/>
            </draw:line>
            <draw:line draw:style-name="gr8" draw:text-style-name="P1" draw:layer="layout" svg:x1="11.333cm" svg:y1="13.833cm" svg:x2="15.5cm" svg:y2="13.833cm">
              <text:p/>
            </draw:line>
            <draw:line draw:style-name="gr9" draw:text-style-name="P1" draw:layer="layout" svg:x1="11.333cm" svg:y1="13.5cm" svg:x2="15.5cm" svg:y2="13.5cm">
              <text:p/>
            </draw:line>
            <draw:line draw:style-name="gr9" draw:text-style-name="P1" draw:layer="layout" svg:x1="4.833cm" svg:y1="13.5cm" svg:x2="8.833cm" svg:y2="13.5cm">
              <text:p/>
            </draw:line>
            <draw:line draw:style-name="gr10" draw:text-style-name="P1" draw:layer="layout" svg:x1="11.333cm" svg:y1="12.833cm" svg:x2="15.5cm" svg:y2="12.833cm">
              <text:p/>
            </draw:line>
            <draw:custom-shape draw:style-name="gr11" draw:text-style-name="P1" draw:layer="layout" svg:width="2.5cm" svg:height="3.166cm" svg:x="8.833cm" svg:y="12.167cm">
              <text:p/>
              <draw:enhanced-geometry svg:viewBox="0 0 21600 21600" draw:type="rectangle" draw:enhanced-path="M 0 0 L 21600 0 21600 21600 0 21600 0 0 Z N"/>
            </draw:custom-shape>
            <draw:frame draw:style-name="gr12" draw:layer="layout" svg:width="2.243cm" svg:height="1.162cm" svg:x="9cm" svg:y="13.171cm">
              <draw:text-box>
                <text:p>OSD</text:p>
              </draw:text-box>
            </draw:frame>
            <draw:g>
              <draw:g>
                <draw:polygon draw:style-name="gr13" draw:text-style-name="P1" draw:layer="layout" svg:width="2.332cm" svg:height="3.165cm" draw:transform="rotate (-3.14159265358979) translate (4.833cm 15.333cm)" svg:viewBox="0 0 2333 3166" draw:points="1333,2166 2333,2166 2333,1000 1333,1000 1333,0 0,0 0,3166 1333,3166">
                  <text:p/>
                </draw:polygon>
                <draw:frame draw:style-name="gr14" draw:layer="layout" svg:width="2.666cm" svg:height="1.162cm" svg:x="2.74cm" svg:y="13.201cm">
                  <draw:text-box>
                    <text:p>Cam</text:p>
                  </draw:text-box>
                </draw:frame>
              </draw:g>
            </draw:g>
            <draw:custom-shape draw:style-name="gr15" draw:text-style-name="P1" draw:layer="layout" svg:width="2.5cm" svg:height="2.333cm" svg:x="15.5cm" svg:y="12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layer="layout" svg:width="1.912cm" svg:height="1.21cm" svg:x="16cm" svg:y="13.123cm">
              <draw:text-box>
                <text:p>VTx</text:p>
              </draw:text-box>
            </draw:frame>
            <draw:line draw:style-name="gr17" draw:text-style-name="P1" draw:layer="layout" svg:x1="11.333cm" svg:y1="13.167cm" svg:x2="15.5cm" svg:y2="13.167cm">
              <text:p/>
            </draw:line>
            <draw:line draw:style-name="gr18" draw:text-style-name="P1" draw:layer="layout" svg:x1="4.833cm" svg:y1="13.167cm" svg:x2="8.833cm" svg:y2="13.167cm">
              <text:p/>
            </draw:line>
            <draw:custom-shape draw:style-name="gr19" draw:text-style-name="P1" draw:layer="layout" svg:width="9.333cm" svg:height="2.166cm" svg:x="5.5cm" svg:y="17.5cm">
              <text:p text:style-name="P1">Power (Hub or Battery)</text:p>
              <draw:enhanced-geometry svg:viewBox="0 0 21600 21600" draw:type="rectangle" draw:enhanced-path="M 0 0 L 21600 0 21600 21600 0 21600 0 0 Z N"/>
            </draw:custom-shape>
            <draw:line draw:style-name="gr20" draw:text-style-name="P1" draw:layer="layout" svg:x1="10.333cm" svg:y1="15.333cm" svg:x2="10.333cm" svg:y2="17.5cm">
              <text:p/>
            </draw:line>
            <draw:line draw:style-name="gr21" draw:text-style-name="P1" draw:layer="layout" svg:x1="9.667cm" svg:y1="17.5cm" svg:x2="9.667cm" svg:y2="15.333cm">
              <text:p/>
            </draw:line>
          </draw:g>
          <draw:custom-shape draw:style-name="gr19" draw:text-style-name="P1" draw:layer="layout" svg:width="5.5cm" svg:height="2.333cm" svg:x="7.166cm" svg:y="4.166cm">
            <text:p text:style-name="P1">FC</text:p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4.667cm" svg:height="3cm" svg:x="8.833cm" svg:y="7.833cm">
            <text:p text:style-name="P1">Digital</text:p>
            <text:p text:style-name="P1">Isolator</text:p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10.333cm" svg:y1="8.666cm" svg:x2="10.333cm" svg:y2="9.999cm">
            <text:p/>
          </draw:line>
          <draw:line draw:style-name="gr24" draw:text-style-name="P1" draw:layer="layout" svg:x1="9.5cm" svg:y1="10cm" svg:x2="9.5cm" svg:y2="8.667cm">
            <text:p/>
          </draw:line>
        </draw:g>
        <draw:frame draw:style-name="gr25" draw:layer="layout" svg:width="12.966cm" svg:height="1.162cm" svg:x="2.5cm" svg:y="1.833cm">
          <draw:text-box>
            <text:p>Quantracker Air V2 - OSD and AV telemetr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_20__28_var_29_" draw:display-name="Fine Dashed (var)" draw:style="rect" draw:dots1="1" draw:dots1-length="200%" draw:distance="2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y </meta:initial-creator>
    <meta:creation-date>2014-10-08T08:27:20</meta:creation-date>
    <dc:date>2014-10-08T09:52:21</dc:date>
    <dc:creator>Andy </dc:creator>
    <meta:editing-duration>PT54M22S</meta:editing-duration>
    <meta:editing-cycles>6</meta:editing-cycles>
    <meta:generator>LibreOffice/3.5$Linux_x86 LibreOffice_project/350m1$Build-2</meta:generator>
    <meta:document-statistic meta:object-count="34"/>
  </office:meta>
</office:document-meta>
</file>